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Heading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:</text:p>
          </table:table-cell>
          <table:table-cell table:style-name="Contrato.B1" office:value-type="string">
            <text:p text:style-name="Table_20_Contents">elementosCarta = obtenerElementosCarta()</text:p>
          </table:table-cell>
        </table:table-row>
        <table:table-row>
          <table:table-cell table:style-name="Contrato.A2" office:value-type="string">
            <text:p text:style-name="P1">Responsabilidad:</text:p>
          </table:table-cell>
          <table:table-cell table:style-name="Contrato.B2" office:value-type="string">
            <text:p text:style-name="Table_20_Contents">Operación encargada de devolver las secciones de la carta con sus correspondientes elementos.</text:p>
          </table:table-cell>
        </table:table-row>
        <table:table-row>
          <table:table-cell table:style-name="Contrato.A2" office:value-type="string">
            <text:p text:style-name="P1">Tipo:</text:p>
          </table:table-cell>
          <table:table-cell table:style-name="Contrato.B2" office:value-type="string">
            <text:p text:style-name="Table_20_Contents">Sistema.</text:p>
          </table:table-cell>
        </table:table-row>
        <table:table-row>
          <table:table-cell table:style-name="Contrato.A2" office:value-type="string">
            <text:p text:style-name="P1">Referencias:</text:p>
          </table:table-cell>
          <table:table-cell table:style-name="Contrato.B2" office:value-type="string">
            <text:p text:style-name="Table_20_Contents">Nuevo Pedido.</text:p>
          </table:table-cell>
        </table:table-row>
        <table:table-row>
          <table:table-cell table:style-name="Contrato.A2" office:value-type="string">
            <text:p text:style-name="P1">Nota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Excepción:</text:p>
          </table:table-cell>
          <table:table-cell table:style-name="Contrato.B2" office:value-type="string">
            <text:list xml:id="list37331338" text:style-name="L1">
              <text:list-item>
                <text:p text:style-name="P2">Ningun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recondición:</text:p>
          </table:table-cell>
          <table:table-cell table:style-name="Contrato.B2" office:value-type="string">
            <text:list xml:id="list38351248" text:continue-numbering="true" text:style-name="L1">
              <text:list-item>
                <text:p text:style-name="P2">Ningun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ostcondición:</text:p>
          </table:table-cell>
          <table:table-cell table:style-name="Contrato.B2" office:value-type="string">
            <text:list xml:id="list37353745" text:style-name="L3">
              <text:list-item>
                <text:p text:style-name="P4">Ninguna.</text:p>
              </text:list-item>
            </text:list>
          </table:table-cell>
        </table:table-row>
        <table:table-row>
          <table:table-cell table:style-name="Contrato.A9" office:value-type="string">
            <text:p text:style-name="P1">Salida:</text:p>
          </table:table-cell>
          <table:table-cell table:style-name="Contrato.B9" office:value-type="string">
            <text:list xml:id="list37326751" text:style-name="L2">
              <text:list-item>
                <text:p text:style-name="P3">Una lista de elementos tipo par nombre de sección de carta, lista de elementos de la sección.</text:p>
              </text:list-item>
            </text:list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:</text:p>
          </table:table-cell>
          <table:table-cell table:style-name="Tabla1.B1" office:value-type="string">
            <text:p text:style-name="Table_20_Contents">exito = nuevoPedido(codMesa, elementosPedido)</text:p>
          </table:table-cell>
        </table:table-row>
        <table:table-row>
          <table:table-cell table:style-name="Tabla1.A2" office:value-type="string">
            <text:p text:style-name="P1">Responsabilidad:</text:p>
          </table:table-cell>
          <table:table-cell table:style-name="Tabla1.B2" office:value-type="string">
            <text:p text:style-name="Table_20_Contents">Operación encargada de incluir un nuevo pedido en el sistema.</text:p>
          </table:table-cell>
        </table:table-row>
        <table:table-row>
          <table:table-cell table:style-name="Tabla1.A2" office:value-type="string">
            <text:p text:style-name="P1">Tipo:</text:p>
          </table:table-cell>
          <table:table-cell table:style-name="Tabla1.B2" office:value-type="string">
            <text:p text:style-name="Table_20_Contents">Sistema.</text:p>
          </table:table-cell>
        </table:table-row>
        <table:table-row>
          <table:table-cell table:style-name="Tabla1.A2" office:value-type="string">
            <text:p text:style-name="P1">Referencias:</text:p>
          </table:table-cell>
          <table:table-cell table:style-name="Tabla1.B2" office:value-type="string">
            <text:p text:style-name="Table_20_Contents">Nuevo Pedido.</text:p>
          </table:table-cell>
        </table:table-row>
        <table:table-row>
          <table:table-cell table:style-name="Tabla1.A2" office:value-type="string">
            <text:p text:style-name="P1">Nota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Excepción:</text:p>
          </table:table-cell>
          <table:table-cell table:style-name="Tabla1.B2" office:value-type="string">
            <text:list xml:id="list38354743" text:continue-list="list38351248" text:style-name="L1">
              <text:list-item>
                <text:p text:style-name="P2">Ninguna.</text:p>
              </text:list-item>
            </text:list>
          </table:table-cell>
        </table:table-row>
        <table:table-row>
          <table:table-cell table:style-name="Tabla1.A2" office:value-type="string">
            <text:p text:style-name="P1">Precondición:</text:p>
          </table:table-cell>
          <table:table-cell table:style-name="Tabla1.B2" office:value-type="string">
            <text:list xml:id="list38334038" text:continue-numbering="true" text:style-name="L1">
              <text:list-item>
                <text:p text:style-name="P2">El parámetro codMesa es correcto.</text:p>
              </text:list-item>
              <text:list-item>
                <text:p text:style-name="P2">Los miembros del parámetro elementosPedido son correctos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ón:</text:p>
          </table:table-cell>
          <table:table-cell table:style-name="Tabla1.B2" office:value-type="string">
            <text:list xml:id="list37508050" text:style-name="L4">
              <text:list-item>
                <text:p text:style-name="P5">Se creó un nuevo pedido.</text:p>
              </text:list-item>
              <text:list-item>
                <text:p text:style-name="P5">Se crearon nuevas líneas de pedido.</text:p>
              </text:list-item>
              <text:list-item>
                <text:p text:style-name="P5">Se crearon nuevos elementos de cola de cocina y/o elementos de cola de bar.</text:p>
              </text:list-item>
              <text:list-item>
                <text:p text:style-name="P5">Se crearon enlaces entre el pedido y las líneas del pedido.</text:p>
              </text:list-item>
              <text:list-item>
                <text:p text:style-name="P5">Se crearon enlaces entre las líneas de pedido y los elementos de la carta.</text:p>
              </text:list-item>
              <text:list-item>
                <text:p text:style-name="P5">Se crearon enlaces entre los elementos de cola de cocina y/o elementos de cola de bar con las colas de cocina y de bar, respectivamente.</text:p>
              </text:list-item>
            </text:list>
          </table:table-cell>
        </table:table-row>
        <table:table-row>
          <table:table-cell table:style-name="Tabla1.A9" office:value-type="string">
            <text:p text:style-name="P1">Salida:</text:p>
          </table:table-cell>
          <table:table-cell table:style-name="Tabla1.B9" office:value-type="string">
            <text:list xml:id="list37495030" text:style-name="L5">
              <text:list-item>
                <text:p text:style-name="P6">True si el pedido fue realizado con éxito, false en caso contrario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3T12:48:08.29</meta:creation-date>
    <meta:generator>OpenOffice.org/3.2$Win32 OpenOffice.org_project/320m12$Build-9483</meta:generator>
    <meta:editing-duration>PT01H00M25S</meta:editing-duration>
    <meta:editing-cycles>5</meta:editing-cycles>
    <dc:date>2010-04-23T18:22:46.46</dc:date>
    <meta:document-statistic meta:table-count="2" meta:image-count="0" meta:object-count="0" meta:page-count="1" meta:paragraph-count="40" meta:word-count="188" meta:character-count="1158"/>
  </office:meta>
</office:document-meta>
</file>